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70506"/>
    </style:style>
    <style:style style:name="P2" style:family="paragraph" style:parent-style-name="Standard">
      <style:text-properties fo:font-style="italic" officeooo:paragraph-rsid="00070506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70506" style:font-style-asian="italic" style:font-style-complex="italic"/>
    </style:style>
    <style:style style:name="T3" style:family="text">
      <style:text-properties officeooo:rsid="0007050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NÁRIO 1: CRESCIMENTO - Relaciona Oportunidades e Forças - onde posso ser fortalecido para aproveitar as oportunidades que ainda não se encaixam com minhas forças?<text:line-break/><text:line-break/><text:span text:style-name="T1">Comunicação (Força) pode ser reforçada para aproveitar a oportunidade de Comunicação constante com os líderes. <text:line-break/><text:line-break/>Foco em aprender, mesmo não sabendo (Força) pode ser utilizado para se adaptar a Alteração na área de atuação. <text:line-break/><text:line-break/>Resiliência (Força) pode ser aplicada para enfrentar possíveis desafios decorrentes da Mudança de time. <text:line-break/><text:line-break/>Proatividade (Força) pode ser um ponto forte para buscar diversas áreas de atuação (Front, Back, Sustentação, etc.).</text:span><text:line-break/><text:line-break/>CENÁRIO 2: RESTRIÇÃO - Relaciona Oportunidades e Fraquezas - quais pontos fracos me barram em um melhor proveito das oportunidades e que precisam ser melhorados?</text:p>
      <text:p text:style-name="P1"/>
      <text:p text:style-name="P2">Não saber explicar quando é necessário ajuda (Fraqueza) pode dificultar a busca por <text:span text:style-name="T3">f</text:span>eedbacks com os líderes. </text:p>
      <text:p text:style-name="P2"/>
      <text:p text:style-name="P2">Transferir as regras de negócio para o código (Fraqueza) pode ser uma barreira ao explorar <text:span text:style-name="T3">mais</text:span> áreas de atuação.</text:p>
      <text:p text:style-name="P2"/>
      <text:p text:style-name="P1"><text:span text:style-name="T1">Procrastinação (Fraqueza) pode atrapalhar a adaptação </text:span><text:span text:style-name="T2">quando mudar</text:span><text:span text:style-name="T1"> a área de atuação.</text:span><text:line-break/><text:line-break/>CENÁRIO 3: SOBREVIVÊNCIA - Relaciona Ameaças e Forças - Tem alguma ameaça que não posso controlar ou que preciso trabalhar em novo ponto forte para me proteger desses riscos?<text:line-break/><text:line-break/><text:span text:style-name="T1">Ameaça de Layoff em massa pode ser atenuada com a força da </text:span><text:span text:style-name="T2">r</text:span><text:span text:style-name="T1">esiliência para se adaptar a diferentes circunstâncias.<text:line-break/><text:line-break/>A ameaça de Demissão de líderes, pode ser enfrentada com a </text:span><text:span text:style-name="T2">p</text:span><text:span text:style-name="T1">roatividade para buscar oportunidades de aprendizado e crescimento.</text:span><text:line-break/><text:line-break/>CENÁRIO 4: RISCO - Relaciona Ameaças e Fraquezas - Quais fraquezas me deixam mais vulneráveis as ameaças?<text:line-break/></text:p>
      <text:p text:style-name="P2">Dispersar fácil (Fraqueza) pode ser um risco ao considerar a ameaça de <text:span text:style-name="T3">d</text:span>emissão de líderes, pois a falta de foco pode prejudicar seu próprio progresso e aprendizad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21:04:27.598953628</meta:creation-date>
    <dc:date>2023-11-06T21:16:22.284403980</dc:date>
    <meta:editing-duration>PT11M55S</meta:editing-duration>
    <meta:editing-cycles>1</meta:editing-cycles>
    <meta:document-statistic meta:table-count="0" meta:image-count="0" meta:object-count="0" meta:page-count="1" meta:paragraph-count="5" meta:word-count="274" meta:character-count="1780" meta:non-whitespace-character-count="1497"/>
    <meta:generator>LibreOffice/7.3.7.2$Linux_X86_64 LibreOffice_project/30$Build-2</meta:generator>
  </office:meta>
</office:document-meta>
</file>